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8.4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817cm"/>
    </style:style>
    <style:style style:name="ro1" style:family="table-row">
      <style:table-row-properties style:row-height="1.027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rie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rie树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内存(kb)</text:p>
          </table:table-cell>
          <table:table-cell table:style-name="ce1" office:value-type="string" calcext:value-type="string">
            <text:p>时间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4906554" calcext:value-type="float">
            <text:p>4906554</text:p>
          </table:table-cell>
          <table:table-cell table:style-name="ce1" office:value-type="float" office:value="23.78" calcext:value-type="float">
            <text:p>23.78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079564" calcext:value-type="float">
            <text:p>1079564</text:p>
          </table:table-cell>
          <table:table-cell table:style-name="ce1" office:value-type="float" office:value="97.62" calcext:value-type="float">
            <text:p>97.62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14536" calcext:value-type="float">
            <text:p>1014536</text:p>
          </table:table-cell>
          <table:table-cell table:style-name="ce1" office:value-type="float" office:value="60.43" calcext:value-type="float">
            <text:p>60.43</text:p>
          </table:table-cell>
          <table:table-cell table:style-name="ce1" office:value-type="string" calcext:value-type="string">
            <text:p>压缩trie，二叉</text:p>
          </table:table-cell>
          <table:table-cell table:number-columns-repeated="102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3107952" calcext:value-type="float">
            <text:p>3107952</text:p>
          </table:table-cell>
          <table:table-cell table:style-name="ce1" office:value-type="float" office:value="191.11" calcext:value-type="float">
            <text:p>191.11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597728" calcext:value-type="float">
            <text:p>4597728</text:p>
          </table:table-cell>
          <table:table-cell table:style-name="ce1" office:value-type="float" office:value="99.97" calcext:value-type="float">
            <text:p>99.97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868136" calcext:value-type="float">
            <text:p>868136</text:p>
          </table:table-cell>
          <table:table-cell table:style-name="ce1" office:value-type="float" office:value="70.97" calcext:value-type="float">
            <text:p>70.97</text:p>
          </table:table-cell>
          <table:table-cell table:style-name="ce1" office:value-type="string" calcext:value-type="string">
            <text:p>压缩trie，二叉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(1)</text:p>
          </table:table-cell>
          <table:table-cell table:style-name="ce1" office:value-type="float" office:value="1162452" calcext:value-type="float">
            <text:p>1162452</text:p>
          </table:table-cell>
          <table:table-cell table:style-name="ce1" office:value-type="float" office:value="65.99" calcext:value-type="float">
            <text:p>65.99</text:p>
          </table:table-cell>
          <table:table-cell table:style-name="ce1" office:value-type="string" calcext:value-type="string">
            <text:p>huffman编码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(2)</text:p>
          </table:table-cell>
          <table:table-cell table:style-name="ce1" office:value-type="float" office:value="1946972" calcext:value-type="float">
            <text:p>1946972</text:p>
          </table:table-cell>
          <table:table-cell table:style-name="ce1" office:value-type="float" office:value="19.88" calcext:value-type="float">
            <text:p>19.88</text:p>
          </table:table-cell>
          <table:table-cell table:style-name="ce1" office:value-type="string" calcext:value-type="string">
            <text:p>压缩trie/jsjyybc</text:p>
          </table:table-cell>
          <table:table-cell table:number-columns-repeated="102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2213892" calcext:value-type="float">
            <text:p>2213892</text:p>
          </table:table-cell>
          <table:table-cell table:style-name="ce1" office:value-type="float" office:value="71.31" calcext:value-type="float">
            <text:p>71.31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 table:number-columns-spanned="3" table:number-rows-spanned="1">
            <text:p>OS:centos 64bit Memory:32GB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 table:number-columns-spanned="3" table:number-rows-spanned="1">
            <text:p>CPU:AMD Opteron(tm) Processor 6136*4</text:p>
          </table:table-cell>
          <table:covered-table-cell table:number-columns-repeated="2"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测试时间方法是运行3次取平均值</text:p>
          </table:table-cell>
          <table:covered-table-cell table:number-columns-repeated="2" table:style-name="ce1"/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oom" table:style-name="ta1">
        <table:table-column table:style-name="co5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2">
          <table:table-cell table:style-name="ce1" office:value-type="string" calcext:value-type="string" table:number-columns-spanned="4" table:number-rows-spanned="1">
            <text:p>BF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内存(kb)</text:p>
          </table:table-cell>
          <table:table-cell table:style-name="ce1" office:value-type="string" calcext:value-type="string">
            <text:p>时间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2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33328" calcext:value-type="float">
            <text:p>33328</text:p>
          </table:table-cell>
          <table:table-cell table:style-name="ce1" office:value-type="float" office:value="60.85" calcext:value-type="float">
            <text:p>60.85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23304" calcext:value-type="float">
            <text:p>23304</text:p>
          </table:table-cell>
          <table:table-cell table:style-name="ce1" office:value-type="float" office:value="56.83" calcext:value-type="float">
            <text:p>56.83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33328" calcext:value-type="float">
            <text:p>33328</text:p>
          </table:table-cell>
          <table:table-cell table:style-name="ce1" office:value-type="float" office:value="35.54" calcext:value-type="float">
            <text:p>35.54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number-columns-repeated="102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350208" calcext:value-type="float">
            <text:p>350208</text:p>
          </table:table-cell>
          <table:table-cell table:style-name="ce1" office:value-type="float" office:value="7.09" calcext:value-type="float">
            <text:p>7.09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6272" calcext:value-type="float">
            <text:p>16272</text:p>
          </table:table-cell>
          <table:table-cell table:style-name="ce1" office:value-type="float" office:value="38.36" calcext:value-type="float">
            <text:p>38.36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652300" calcext:value-type="float">
            <text:p>652300</text:p>
          </table:table-cell>
          <table:table-cell table:style-name="ce1" office:value-type="float" office:value="71.21" calcext:value-type="float">
            <text:p>71.21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 table:number-columns-spanned="3" table:number-rows-spanned="1">
            <text:p>OS:centos 64bit Memory:32GB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1"/>
          <table:table-cell table:style-name="ce1" office:value-type="string" calcext:value-type="string" table:number-columns-spanned="3" table:number-rows-spanned="1">
            <text:p>CPU:AMD Opteron(tm) Processor 6136*4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00／00／00</text:date>, <text:time style:data-style-name="N2" text:time-value="10:28:34.48121557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0:46:23.469162519</meta:creation-date>
    <meta:generator>LibreOffice/4.2.6.3$Linux_x86 LibreOffice_project/420m0$Build-3</meta:generator>
    <dc:date>2014-10-23T10:56:40.199766068</dc:date>
    <meta:editing-duration>PT3H3M12S</meta:editing-duration>
    <meta:editing-cycles>13</meta:editing-cycles>
    <meta:document-statistic meta:table-count="2" meta:cell-count="62" meta:object-count="0"/>
  </office:meta>
</office:document-meta>
</file>